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8.255cm"/>
    </style:style>
    <style:style style:name="Table1.B" style:family="table-column">
      <style:table-column-properties style:column-width="8.253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6.51cm" fo:margin-left="0cm" fo:margin-top="0cm" fo:margin-bottom="0cm" table:align="left"/>
    </style:style>
    <style:style style:name="Table2.A" style:family="table-column">
      <style:table-column-properties style:column-width="8.255cm"/>
    </style:style>
    <style:style style:name="Table2.B" style:family="table-column">
      <style:table-column-properties style:column-width="8.253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table:align="left"/>
    </style:style>
    <style:style style:name="Table3.A" style:family="table-column">
      <style:table-column-properties style:column-width="8.28cm"/>
    </style:style>
    <style:style style:name="Table3.B" style:family="table-column">
      <style:table-column-properties style:column-width="8.229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6.51cm" fo:margin-left="0cm" fo:margin-top="0cm" fo:margin-bottom="0cm" table:align="left"/>
    </style:style>
    <style:style style:name="Table4.A" style:family="table-column">
      <style:table-column-properties style:column-width="8.255cm"/>
    </style:style>
    <style:style style:name="Table4.B" style:family="table-column">
      <style:table-column-properties style:column-width="8.253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line-height="100%" fo:orphans="0" fo:widows="0"/>
    </style:style>
    <style:style style:name="P4"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2pt" style:font-size-asian="12pt" style:font-size-complex="12pt"/>
    </style:style>
    <style:style style:name="P6"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7" style:family="paragraph" style:parent-style-name="Standard" style:list-style-name="WWNum4">
      <style:paragraph-properties fo:margin-left="1.27cm" fo:margin-right="0cm" fo:margin-top="0cm" fo:margin-bottom="0cm" loext:contextual-spacing="false" fo:line-height="100%" fo:orphans="0" fo:widows="0" fo:text-indent="-0.635cm" style:auto-text-indent="false"/>
    </style:style>
    <style:style style:name="P8" style:family="paragraph" style:parent-style-name="Standard" style:list-style-name="WWNum1">
      <style:paragraph-properties fo:margin-left="1.27cm" fo:margin-right="0cm" fo:margin-top="0cm" fo:margin-bottom="0cm" loext:contextual-spacing="false" fo:line-height="100%" fo:orphans="0" fo:widows="0" fo:text-indent="-0.635cm" style:auto-text-indent="false"/>
    </style:style>
    <style:style style:name="P9" style:family="paragraph" style:parent-style-name="Standard" style:list-style-name="WWNum4">
      <style:paragraph-properties fo:margin-left="1.27cm" fo:margin-right="0cm" fo:margin-top="0cm" fo:margin-bottom="0.423cm" loext:contextual-spacing="false" fo:line-height="100%" fo:orphans="0" fo:widows="0" fo:text-indent="-0.635cm" style:auto-text-indent="false"/>
    </style:style>
    <style:style style:name="P10" style:family="paragraph" style:parent-style-name="Standard" style:list-style-name="WWNum1">
      <style:paragraph-properties fo:margin-left="1.27cm" fo:margin-right="0cm" fo:margin-top="0cm" fo:margin-bottom="0.423cm" loext:contextual-spacing="false" fo:line-height="100%" fo:orphans="0" fo:widows="0" fo:text-indent="-0.635cm" style:auto-text-indent="false"/>
    </style:style>
    <style:style style:name="P11" style:family="paragraph" style:parent-style-name="Standard" style:list-style-name="WWNum3">
      <style:paragraph-properties fo:margin-left="1.27cm" fo:margin-right="0cm" fo:text-indent="-0.635cm" style:auto-text-indent="false"/>
    </style:style>
    <style:style style:name="P12" style:family="paragraph" style:parent-style-name="Standard" style:list-style-name="WWNum2">
      <style:paragraph-properties fo:margin-left="1.27cm" fo:margin-right="0cm" fo:text-indent="-0.635cm" style:auto-text-indent="false"/>
    </style:style>
    <style:style style:name="P13" style:family="paragraph" style:parent-style-name="Standard">
      <style:paragraph-properties fo:margin-top="0.423cm" fo:margin-bottom="0.423cm" loext:contextual-spacing="false" fo:line-height="100%" fo:orphans="0" fo:widows="0"/>
    </style:style>
    <style:style style:name="P14" style:family="paragraph" style:parent-style-name="Standard">
      <style:paragraph-properties fo:margin-top="0cm" fo:margin-bottom="0.423cm" loext:contextual-spacing="false" fo:line-height="100%"/>
    </style:style>
    <style:style style:name="P15" style:family="paragraph" style:parent-style-name="Standard" style:master-page-name="Standard">
      <style:paragraph-properties style:page-number="1"/>
    </style:style>
    <style:style style:name="P16" style:family="paragraph" style:parent-style-name="Heading_20_2">
      <style:paragraph-properties fo:margin-top="0.635cm" fo:margin-bottom="0.141cm" loext:contextual-spacing="false" fo:line-height="100%" fo:keep-together="auto" fo:orphans="0" fo:widows="0" fo:keep-with-next="auto"/>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1. Difference between retesting and regression testing?</text:span></text:p>
      <text:p text:style-name="P1"/>
      <table:table table:name="Table1" table:style-name="Table1">
        <table:table-column table:style-name="Table1.A"/>
        <table:table-column table:style-name="Table1.B"/>
        <table:table-row table:style-name="Table1.1">
          <table:table-cell table:style-name="Table1.A1" office:value-type="string">
            <text:p text:style-name="P4"><text:span text:style-name="T4">Regression <text:s/>Testing</text:span></text:p>
          </table:table-cell>
          <table:table-cell table:style-name="Table1.A1" office:value-type="string">
            <text:p text:style-name="P4"><text:span text:style-name="T4">Retesting</text:span></text:p>
            <text:p text:style-name="P5"/>
          </table:table-cell>
        </table:table-row>
        <table:table-row table:style-name="Table1.1">
          <table:table-cell table:style-name="Table1.A1" office:value-type="string">
            <text:p text:style-name="P4"><text:span text:style-name="T4">Regression testing is to ensure that changes have not affected unchanged part.</text:span></text:p>
          </table:table-cell>
          <table:table-cell table:style-name="Table1.A1" office:value-type="string">
            <text:p text:style-name="P4"><text:span text:style-name="T4">Retesting is done to make sure that the tests cases which failed in last execution are passed after the defects are fixed</text:span></text:p>
          </table:table-cell>
        </table:table-row>
        <table:table-row table:style-name="Table1.1">
          <table:table-cell table:style-name="Table1.A1" office:value-type="string">
            <text:p text:style-name="P4"><text:span text:style-name="T4">In Regression testing, the test cases which passed earlier can be included to check the functionality which was working earlier.</text:span></text:p>
          </table:table-cell>
          <table:table-cell table:style-name="Table1.A1" office:value-type="string">
            <text:p text:style-name="P4"><text:span text:style-name="T4">In Retesting, the cases which are failed earlier can be included to check if the functionality failure in an earlier build.</text:span></text:p>
          </table:table-cell>
        </table:table-row>
        <table:table-row table:style-name="Table1.1">
          <table:table-cell table:style-name="Table1.A1" office:value-type="string">
            <text:p text:style-name="P4"><text:span text:style-name="T4">Automation is the key for regression testing. Manual regression testing tends to get more expensive with each new release. Automation always complements the regression test process.</text:span></text:p>
          </table:table-cell>
          <table:table-cell table:style-name="Table1.A1" office:value-type="string">
            <text:p text:style-name="P4"><text:span text:style-name="T4">Test cases for re-testing cannot be automated due to uncertainty</text:span></text:p>
          </table:table-cell>
        </table:table-row>
        <table:table-row table:style-name="Table1.1">
          <table:table-cell table:style-name="Table1.A1" office:value-type="string">
            <text:p text:style-name="P4"><text:span text:style-name="T4">Regression testing checks for unexpected side-effects</text:span></text:p>
          </table:table-cell>
          <table:table-cell table:style-name="Table1.A1" office:value-type="string">
            <text:p text:style-name="P4"><text:span text:style-name="T4">Re-testing makes sure that the original fault has been corrected</text:span></text:p>
          </table:table-cell>
        </table:table-row>
      </table:table>
      <text:p text:style-name="P1"/>
      <text:p text:style-name="P1"/>
      <text:p text:style-name="Standard"><text:span text:style-name="T3">2. Which of the one are part of functional testing -</text:span></text:p>
      <text:p text:style-name="Standard"><text:span text:style-name="T4">a. UAT, Integration, Regression</text:span></text:p>
      <text:p text:style-name="Standard"><text:span text:style-name="T4">b. Maintenance, Volume, Performance</text:span></text:p>
      <text:p text:style-name="Standard"><text:span text:style-name="T4">c. Sanity, Localization, unit</text:span></text:p>
      <text:p text:style-name="Standard"><text:span text:style-name="T3">Ans--- <text:s/>Sanity, Localization, unit</text:span></text:p>
      <text:p text:style-name="Standard"><text:span text:style-name="T4">3.</text:span><text:span text:style-name="T3"> System testing is done before integration testing – True/False</text:span></text:p>
      <text:p text:style-name="Standard"><text:span text:style-name="T4"><text:s text:c="4"/>Ans-- </text:span><text:span text:style-name="T3"><text:s/>False</text:span></text:p>
      <text:p text:style-name="Standard"><text:span text:style-name="T4"><text:s/>Integration Testing may be defined as the testing <text:s/>done when two modules <text:s/>of a project are integrated together and <text:s text:c="2"/>the affect of integration is checked <text:s/>to see if there are <text:s/>any bugs or errors or is the integration successful </text:span></text:p>
      <text:p text:style-name="Standard"><text:span text:style-name="T4">Whereas</text:span></text:p>
      <text:p text:style-name="Standard"><text:span text:style-name="T4"><text:s/>System testing may be defined as a level of testing that validates the complete and fully integrated software product. The purpose of a system test is to evaluate the end-to-end system specifications</text:span></text:p>
      <text:p text:style-name="P1"/>
      <text:p text:style-name="Standard"><text:span text:style-name="T3">4. Confirmation testing is same as regression testing – True/False</text:span></text:p>
      <text:p text:style-name="Standard"><text:span text:style-name="T4"><text:s text:c="5"/>Ans-- </text:span><text:span text:style-name="T3">False</text:span></text:p>
      <text:p text:style-name="Standard"><text:span text:style-name="T4">Regression testing is done to check whether the recent code changes <text:s/>do not affect the existing functionality.</text:span></text:p>
      <text:p text:style-name="Standard"><text:soft-page-break/><text:span text:style-name="T4">Whereas</text:span></text:p>
      <text:p text:style-name="Standard"><text:span text:style-name="T4">Confirmation testing is done to make sure that the failed test cases are passing in the new build.</text:span></text:p>
      <text:p text:style-name="P1"/>
      <text:p text:style-name="Standard"><text:span text:style-name="T3">5. Difference between static and dynamic testing.</text:span></text:p>
      <text:p text:style-name="Standard"><text:span text:style-name="T4"><text:s text:c="5"/>Ans-- <text:s text:c="2"/></text:span></text:p>
      <text:p text:style-name="P1"/>
      <table:table table:name="Table2" table:style-name="Table2">
        <table:table-column table:style-name="Table2.A"/>
        <table:table-column table:style-name="Table2.B"/>
        <table:table-row table:style-name="Table2.1">
          <table:table-cell table:style-name="Table2.A1" office:value-type="string">
            <text:p text:style-name="P4"><text:span text:style-name="T4">STATIC TESTING</text:span></text:p>
          </table:table-cell>
          <table:table-cell table:style-name="Table2.A1" office:value-type="string">
            <text:p text:style-name="P4"><text:span text:style-name="T4">DYNAMIC TESTING</text:span></text:p>
          </table:table-cell>
        </table:table-row>
        <table:table-row table:style-name="Table2.1">
          <table:table-cell table:style-name="Table2.A1" office:value-type="string">
            <text:p text:style-name="P4"><text:span text:style-name="T4">Static Testing is white box testing which is done at early stage if development life cycle. It is more cost effective than dynamic testing.</text:span></text:p>
          </table:table-cell>
          <table:table-cell table:style-name="Table2.A1" office:value-type="string">
            <text:p text:style-name="P4"><text:span text:style-name="T4">Dynamic Testing on the other hand is done at the later stage of development lifecycle.</text:span></text:p>
          </table:table-cell>
        </table:table-row>
        <table:table-row table:style-name="Table2.1">
          <table:table-cell table:style-name="Table2.A1" office:value-type="string">
            <text:p text:style-name="P4"><text:span text:style-name="T4">It is done before code deployment</text:span></text:p>
          </table:table-cell>
          <table:table-cell table:style-name="Table2.A1" office:value-type="string">
            <text:p text:style-name="P4"><text:span text:style-name="T4">It is done after code deployment</text:span></text:p>
          </table:table-cell>
        </table:table-row>
        <table:table-row table:style-name="Table2.1">
          <table:table-cell table:style-name="Table2.A1" office:value-type="string">
            <text:p text:style-name="P4"><text:span text:style-name="T4">It is performed in Verification Stage</text:span></text:p>
          </table:table-cell>
          <table:table-cell table:style-name="Table2.A1" office:value-type="string">
            <text:p text:style-name="P4"><text:span text:style-name="T4">It is done in Validation Stage</text:span></text:p>
          </table:table-cell>
        </table:table-row>
        <table:table-row table:style-name="Table2.1">
          <table:table-cell table:style-name="Table2.A1" office:value-type="string">
            <text:p text:style-name="P4"><text:span text:style-name="T4">Static Testing Methods include Walkthroughs, code review.</text:span></text:p>
          </table:table-cell>
          <table:table-cell table:style-name="Table2.A1" office:value-type="string">
            <text:p text:style-name="P4"><text:span text:style-name="T4">Dynamic testing involves functional and nonfunctional testing</text:span></text:p>
          </table:table-cell>
        </table:table-row>
        <table:table-row table:style-name="Table2.1">
          <table:table-cell table:style-name="Table2.A1" office:value-type="string">
            <text:p text:style-name="P4"><text:span text:style-name="T4">Static Test Techniques:</text:span></text:p>
            <text:list xml:id="list469433372" text:style-name="WWNum4">
              <text:list-item>
                <text:p text:style-name="P7"><text:span text:style-name="T4">Review <text:s/>the requirement documents, design documents initially</text:span></text:p>
              </text:list-item>
              <text:list-item>
                <text:p text:style-name="P7"><text:span text:style-name="T4">Checking the GUI of the <text:s/>application</text:span></text:p>
              </text:list-item>
              <text:list-item>
                <text:p text:style-name="P9"><text:span text:style-name="T4"><text:s/>Checking the database structure of the application.</text:span></text:p>
              </text:list-item>
            </text:list>
            <text:p text:style-name="P6"/>
          </table:table-cell>
          <table:table-cell table:style-name="Table2.A1" office:value-type="string">
            <text:p text:style-name="P4"><text:span text:style-name="T4">Dynamic Test Techniques:</text:span></text:p>
            <text:list xml:id="list3288400106" text:style-name="WWNum1">
              <text:list-item>
                <text:p text:style-name="P8"><text:span text:style-name="T4">Testing the functionality of the different page.</text:span></text:p>
              </text:list-item>
              <text:list-item>
                <text:p text:style-name="P8"><text:span text:style-name="T4">Checking the checkout process and payment methods.</text:span></text:p>
              </text:list-item>
              <text:list-item>
                <text:p text:style-name="P10"><text:span text:style-name="T4">Testing the interfaces between different pages.</text:span></text:p>
              </text:list-item>
            </text:list>
            <text:p text:style-name="P5"/>
          </table:table-cell>
        </table:table-row>
      </table:table>
      <text:p text:style-name="P1"/>
      <text:p text:style-name="P1"/>
      <text:p text:style-name="P2"/>
      <text:p text:style-name="Standard"><text:span text:style-name="T3">6. Difference between SDLC &amp; STLC</text:span></text:p>
      <text:p text:style-name="Standard"><text:span text:style-name="T4">Ans-- </text:span></text:p>
      <table:table table:name="Table3" table:style-name="Table3">
        <table:table-column table:style-name="Table3.A"/>
        <table:table-column table:style-name="Table3.B"/>
        <table:table-row table:style-name="Table3.1">
          <table:table-cell table:style-name="Table3.A1" office:value-type="string">
            <text:p text:style-name="P4"><text:span text:style-name="T4">SDLC</text:span></text:p>
          </table:table-cell>
          <table:table-cell table:style-name="Table3.A1" office:value-type="string">
            <text:p text:style-name="P4"><text:span text:style-name="T4">STLC</text:span></text:p>
          </table:table-cell>
        </table:table-row>
        <table:table-row table:style-name="Table3.1">
          <table:table-cell table:style-name="Table3.A1" office:value-type="string">
            <text:p text:style-name="P4"><text:span text:style-name="T4">SDLC stands for Software Development Life Cycle. It <text:s/>is a process used by the software industry to design, develop and test high quality softwares. The SDLC aims to produce a high-quality software that meets or exceeds customer </text:span><text:soft-page-break/><text:span text:style-name="T4">expectations, reaches completion within times and cost estimates</text:span></text:p>
          </table:table-cell>
          <table:table-cell table:style-name="Table3.A1" office:value-type="string">
            <text:p text:style-name="P4"><text:span text:style-name="T4">STLC stands for Software Testing Life Cycle. STLC is a sequence of different activities performed by the testing team to ensure the quality of the software or the product.</text:span></text:p>
          </table:table-cell>
        </table:table-row>
        <table:table-row table:style-name="Table3.1">
          <table:table-cell table:style-name="Table3.A1" office:value-type="string">
            <text:p text:style-name="P16"><text:bookmark text:name="_j1rmmugty1mn"/><text:span text:style-name="T4">Goal of SDLC is to complete successful development of software.It helps in developing good quality software.</text:span></text:p>
          </table:table-cell>
          <table:table-cell table:style-name="Table3.A1" office:value-type="string">
            <text:p text:style-name="P4"><text:span text:style-name="T4">Goal of STLC is to complete successful testing of software. It helps in making the software defects free.</text:span></text:p>
          </table:table-cell>
        </table:table-row>
        <table:table-row table:style-name="Table3.1">
          <table:table-cell table:style-name="Table3.A1" office:value-type="string">
            <text:p text:style-name="P13"><text:span text:style-name="T4">PHASES:;</text:span></text:p>
            <text:p text:style-name="P13"><text:span text:style-name="T4">Requirement Gathering, Analysis, Design, Coding, Testing, Deployment &amp; maintenance</text:span></text:p>
            <text:p text:style-name="P5"/>
          </table:table-cell>
          <table:table-cell table:style-name="Table3.A1" office:value-type="string">
            <text:p text:style-name="P4"><text:span text:style-name="T4">PHASES:;</text:span></text:p>
            <text:p text:style-name="P5"/>
            <text:p text:style-name="P4"><text:span text:style-name="T4">Requirement Analysis, Test Planning, Test Design, Environment Setup, Test Execution, Test Closure</text:span></text:p>
          </table:table-cell>
        </table:table-row>
        <table:table-row table:style-name="Table3.1">
          <table:table-cell table:style-name="Table3.A1" office:value-type="string">
            <text:p text:style-name="P4"><text:span text:style-name="T4">SDLC phases are completed before the STLC phases.</text:span></text:p>
          </table:table-cell>
          <table:table-cell table:style-name="Table3.A1" office:value-type="string">
            <text:p text:style-name="P4"><text:span text:style-name="T4">STLC phases are performed after SDLC phases.</text:span></text:p>
          </table:table-cell>
        </table:table-row>
      </table:table>
      <text:p text:style-name="P1"/>
      <text:p text:style-name="P1"/>
      <text:p text:style-name="Standard"><text:span text:style-name="T4">7. </text:span><text:span text:style-name="T3">List 3 advantage/disadvantage of Waterfall model</text:span></text:p>
      <text:p text:style-name="Standard"><text:span text:style-name="T4">Ans-- <text:s text:c="2"/>ADVANTAGES OF WATERFALL MODEL</text:span></text:p>
      <text:list xml:id="list2929453893" text:style-name="WWNum3">
        <text:list-item>
          <text:p text:style-name="P11"><text:span text:style-name="T4">Before the next phase of development, each phase must be completed</text:span></text:p>
        </text:list-item>
        <text:list-item>
          <text:p text:style-name="P11"><text:span text:style-name="T4">Suited for smaller projects where requirements are well defined</text:span></text:p>
        </text:list-item>
        <text:list-item>
          <text:p text:style-name="P11"><text:span text:style-name="T4">Before the next phase of development, each phase must be completed. Phases do not overlap.</text:span></text:p>
        </text:list-item>
      </text:list>
      <text:p text:style-name="P1"/>
      <text:p text:style-name="Standard"><text:span text:style-name="T4">DISADVANTAGES OF WATERFALL MODEL</text:span></text:p>
      <text:list xml:id="list791984015" text:style-name="WWNum2">
        <text:list-item>
          <text:p text:style-name="P12"><text:span text:style-name="T4">No working software is produced until late during the life cycle.</text:span></text:p>
        </text:list-item>
        <text:list-item>
          <text:p text:style-name="P12"><text:span text:style-name="T4">High amounts of risk and uncertainty.Not suitable for the projects where requirements are at a moderate to high risk of changing. So, risk and uncertainty is high with this process model.</text:span></text:p>
        </text:list-item>
        <text:list-item>
          <text:p text:style-name="P12"><text:span text:style-name="T4">It does not allow much reflection or revision. Once an application is in the testing stage, it is very difficult to go back and change something that was not well-documented or thought upon in the concept stage.</text:span></text:p>
        </text:list-item>
      </text:list>
      <text:p text:style-name="P1"/>
      <text:p text:style-name="P1"/>
      <text:p text:style-name="P1"/>
      <text:p text:style-name="Standard"><text:span text:style-name="T3">8. What do you understand by the term Functional testing?</text:span></text:p>
      <text:p text:style-name="Standard"><text:span text:style-name="T4">Ans-- Functional Testing is a type of</text:span><text:a xlink:type="simple" xlink:href="https://www.geeksforgeeks.org/software-testing-basics/" text:style-name="ListLabel_20_37" text:visited-style-name="ListLabel_20_37"><text:span text:style-name="T4"> </text:span></text:a><text:span text:style-name="T4">Software Testing in which the system is tested against the functional requirements and specifications. Functional testing ensures that </text:span></text:p>
      <text:p text:style-name="Standard"><text:span text:style-name="T4">the requirements or specifications are properly satisfied by the application</text:span></text:p>
      <text:p text:style-name="Standard"><text:soft-page-break/><text:span text:style-name="T4">In this type of testing which verifies that each </text:span><text:span text:style-name="T3">function</text:span><text:span text:style-name="T4"> of the software application operates in accordance with the requirement specification.</text:span></text:p>
      <text:p text:style-name="Standard"><text:span text:style-name="T4">Each functionality of the software application is tested by providing appropriate test input, expecting the output and comparing the actual output with the expected output.</text:span></text:p>
      <text:p text:style-name="Standard"><text:span text:style-name="T4">Functional testing can be manual or automated.</text:span></text:p>
      <text:p text:style-name="P1"/>
      <text:p text:style-name="P1"/>
      <text:p text:style-name="Standard"><text:span text:style-name="T3">9. Is it true that we can do system testing at any stage?</text:span></text:p>
      <text:p text:style-name="Standard"><text:span text:style-name="T4">Ans-- No, System Testing cannot be done at any stage in SDLC. This is because System testing tests the system as a whole. Once all the components are integrated, the application as a whole is tested rigorously to see that it meets the specified requirements and standards.. Also <text:s/>System testing is the first step in the Software Development Life Cycle, where the application is tested as a whole.</text:span></text:p>
      <text:p text:style-name="P1"/>
      <text:p text:style-name="Standard"><text:span text:style-name="T3">10. List down difference between validation and verification processes</text:span></text:p>
      <text:p text:style-name="Standard"><text:span text:style-name="T4">Ans-- <text:s/></text:span></text:p>
      <table:table table:name="Table4" table:style-name="Table4">
        <table:table-column table:style-name="Table4.A"/>
        <table:table-column table:style-name="Table4.B"/>
        <table:table-row table:style-name="Table4.1">
          <table:table-cell table:style-name="Table4.A1" office:value-type="string">
            <text:p text:style-name="P4"><text:span text:style-name="T4">VERIFICATION</text:span></text:p>
          </table:table-cell>
          <table:table-cell table:style-name="Table4.A1" office:value-type="string">
            <text:p text:style-name="P4"><text:span text:style-name="T4">VALIDATION</text:span></text:p>
          </table:table-cell>
        </table:table-row>
        <table:table-row table:style-name="Table4.1">
          <table:table-cell table:style-name="Table4.A1" office:value-type="string">
            <text:p text:style-name="P5"/>
            <text:p text:style-name="P4"><text:span text:style-name="T4">The process of evaluating work-products (not the actual final product) of a development phase to determine whether they meet the specified requirements for that phase.</text:span></text:p>
          </table:table-cell>
          <table:table-cell table:style-name="Table4.A1" office:value-type="string">
            <text:p text:style-name="P4"><text:span text:style-name="T4">The process of evaluating software during or at the end of the development process to determine whether it satisfies specified business requirements.</text:span></text:p>
          </table:table-cell>
        </table:table-row>
        <table:table-row table:style-name="Table4.1">
          <table:table-cell table:style-name="Table4.A1" office:value-type="string">
            <text:p text:style-name="P4"><text:span text:style-name="T4">Objective - </text:span></text:p>
            <text:p text:style-name="P4"><text:span text:style-name="T4">To ensure that the product is being built according to the requirements and design specifications. In other words, to ensure that work products meet their specified requirements</text:span></text:p>
          </table:table-cell>
          <table:table-cell table:style-name="Table4.A1" office:value-type="string">
            <text:p text:style-name="P4"><text:span text:style-name="T4">Objective -</text:span></text:p>
            <text:p text:style-name="P4"><text:span text:style-name="T4">To ensure that the product actually meets the user’s needs and that the specifications were correct in the first place. In other words, to demonstrate that the product fulfills its intended use when placed in its intended environment.</text:span></text:p>
          </table:table-cell>
        </table:table-row>
        <table:table-row table:style-name="Table4.1">
          <table:table-cell table:style-name="Table4.A1" office:value-type="string">
            <text:p text:style-name="P4"><text:span text:style-name="T4">Verification comes under <text:s/>static testing.</text:span></text:p>
          </table:table-cell>
          <table:table-cell table:style-name="Table4.A1" office:value-type="string">
            <text:p text:style-name="P4"><text:span text:style-name="T4">Validation comes under Dynamic testing.</text:span></text:p>
          </table:table-cell>
        </table:table-row>
        <table:table-row table:style-name="Table4.1">
          <table:table-cell table:style-name="Table4.A1" office:value-type="string">
            <text:p text:style-name="P4"><text:span text:style-name="T4">It generally comes first-done before validation.</text:span></text:p>
          </table:table-cell>
          <table:table-cell table:style-name="Table4.A1" office:value-type="string">
            <text:p text:style-name="P4"><text:span text:style-name="T4">It comes after verification.</text:span></text:p>
          </table:table-cell>
        </table:table-row>
        <table:table-row table:style-name="Table4.1">
          <table:table-cell table:style-name="Table4.A1" office:value-type="string">
            <text:p text:style-name="P4"><text:span text:style-name="T4">The goal of verification is application and software architecture and specification.</text:span></text:p>
          </table:table-cell>
          <table:table-cell table:style-name="Table4.A1" office:value-type="string">
            <text:p text:style-name="P4"><text:span text:style-name="T4">The goal of validation is an actual product.</text:span></text:p>
          </table:table-cell>
        </table:table-row>
      </table:table>
      <text:p text:style-name="P1"/>
      <text:p text:style-name="Standard"><text:span text:style-name="T3">11. What are stubs and drivers?</text:span></text:p>
      <text:p text:style-name="P2"/>
      <text:p text:style-name="Standard"><text:span text:style-name="T4">Ans-- </text:span><text:span text:style-name="T3">STUBS:</text:span></text:p>
      <text:p text:style-name="P14"><text:soft-page-break/><text:span text:style-name="T4">Stubs <text:s/>are basically used in</text:span><text:a xlink:type="simple" xlink:href="https://www.tutorialspoint.com/software_testing_dictionary/top_down_integration_testing.htm" text:style-name="ListLabel_20_37" text:visited-style-name="ListLabel_20_37"><text:span text:style-name="T4"> </text:span></text:a><text:span text:style-name="T4">Top-Down approach for integration testing. In this approach, the upper modules are prepared first and are ready for testing. While the bottom modules are not yet prepared by the developers. So in order to form the complete application we create dummy programs for the lower modules in the application. The main purpose of a stub is to allow testing of the upper levels of the code. Hence, when the lower levels of the code are not yet developed.</text:span></text:p>
      <text:p text:style-name="Standard"><text:span text:style-name="T3"><text:s text:c="2"/>Drivers:</text:span></text:p>
      <text:p text:style-name="Standard"><text:span text:style-name="T4">Drivers are basically called in</text:span><text:a xlink:type="simple" xlink:href="https://www.tutorialspoint.com/software_testing_dictionary/bottom_up_testing.htm" text:style-name="ListLabel_20_37" text:visited-style-name="ListLabel_20_37"><text:span text:style-name="T4"> </text:span></text:a><text:span text:style-name="T4">Bottom -up testing approach. In bottom up testing approach the bottom level modules are prepared but the top level modules are not prepared. Testing of the bottom level modules is not possible with the help of main program. So we prepare a dummy program or driver to call the bottom level modules and perform its testing. The main purpose of drivers is to allow testing of the lower levels of the code, when the upper levels of the code are not yet developed.</text:span></text:p>
      <text:p text:style-name="P1"/>
      <text:p text:style-name="Standard"><text:span text:style-name="T3">12. Final product or the software cannot be released without passing through the</text:span></text:p>
      <text:p text:style-name="Standard"><text:span text:style-name="T3">STLC process - True/False</text:span></text:p>
      <text:p text:style-name="Standard"><text:span text:style-name="T4">Ans-- True</text:span></text:p>
      <text:p text:style-name="P3"><text:span text:style-name="T4">STLC is a sequence of different activities performed by the testing team to ensure the quality of the software or the product.Also Testing is an important phase of the SDLC lifecycle. Hence no product can be released without passing through the STLC process.</text:span></text:p>
      <text:p text:style-name="P1"/>
      <text:p text:style-name="P2"/>
      <text:p text:style-name="P2"/>
      <text:p text:style-name="Standard"><text:span text:style-name="T3">13. Choose the correct one</text:span></text:p>
      <text:p text:style-name="Standard"><text:span text:style-name="T3">a. Testing should start after development</text:span></text:p>
      <text:p text:style-name="Standard"><text:span text:style-name="T3">b. Testing should start as early as possible in software cycle</text:span></text:p>
      <text:p text:style-name="Standard"><text:span text:style-name="T3">c. Exhaustive testing is proof of delivering correct product</text:span></text:p>
      <text:p text:style-name="Standard"><text:span text:style-name="T3">d. Testing is context independent</text:span></text:p>
      <text:p text:style-name="P1"/>
      <text:p text:style-name="Standard"><text:span text:style-name="T4">Ans-- . Testing should start as early as possible in software cycle</text:span></text:p>
      <text:p text:style-name="P1"/>
      <text:p text:style-name="P1"/>
      <text:p text:style-name="Standard"><text:span text:style-name="T3">14. Maintenance testing deals with retesting to show that the rest of the system has</text:span></text:p>
      <text:p text:style-name="Standard"><text:span text:style-name="T3">not been affected by the maintenance work – True/False</text:span></text:p>
      <text:p text:style-name="Standard"><text:span text:style-name="T4">Ans-- False.</text:span></text:p>
      <text:p text:style-name="Standard"><text:span text:style-name="T4">Maintenance testing has two parts: First, one is, testing the changes that has been made because of the correction in the system or if the system is extended or because of some additional features added to it.</text:span></text:p>
      <text:p text:style-name="Standard"><text:span text:style-name="T4">Second</text:span><text:span text:style-name="T3"> </text:span><text:span text:style-name="T4">one is regression tests to prove that the rest of the system has not been affected by the maintenance work.</text:span></text:p>
      <text:p text:style-name="P1"><text:soft-page-break/></text:p>
      <text:p text:style-name="P2"/>
      <text:p text:style-name="Standard"><text:span text:style-name="T3">15. Maintenance testing deals with regression testing to show that the rest of the</text:span></text:p>
      <text:p text:style-name="Standard"><text:span text:style-name="T3">system has not been affected by the maintenance work – True/False</text:span></text:p>
      <text:p text:style-name="P1"/>
      <text:p text:style-name="Standard"><text:span text:style-name="T4">Ans-- True.</text:span></text:p>
      <text:p text:style-name="Standard"><text:span text:style-name="T4">Maintenance testing has two parts: First, one is, testing the changes that has been made because of the correction in the system or if the system is extended or because of some additional features added to it.</text:span></text:p>
      <text:p text:style-name="Standard"><text:span text:style-name="T4">Second</text:span><text:span text:style-name="T3"> </text:span><text:span text:style-name="T4">one is regression tests to prove that the rest of the system has not been affected by the maintenance work.</text:span></text:p>
      <text:p text:style-name="P2"/>
      <text:p text:style-name="Standard"><text:span text:style-name="T3">16. Unit testing is performed by developers - True/False</text:span></text:p>
      <text:p text:style-name="Standard"><text:span text:style-name="T4">Ans-- True</text:span></text:p>
      <text:p text:style-name="Standard"><text:span text:style-name="T4">Unit Testing is done during the development (coding phase) of an application by the developers.</text:span></text:p>
      <text:p text:style-name="P2"/>
      <text:p text:style-name="Standard"><text:span text:style-name="T3">17. In V model testing activities are carried out in parallel with development activities</text:span></text:p>
      <text:p text:style-name="Standard"><text:span text:style-name="T3">- True/False</text:span></text:p>
      <text:p text:style-name="Standard"><text:span text:style-name="T4">Ans- True</text:span></text:p>
      <text:p text:style-name="Standard"><text:span text:style-name="T4">In the V model of testing was developed where for every phase, in the Development life cycle there is a corresponding Testing phase</text:span></text:p>
      <text:p text:style-name="P2"/>
      <text:p text:style-name="Standard"><text:span text:style-name="T3">18. Static testing include –</text:span></text:p>
      <text:p text:style-name="Standard"><text:span text:style-name="T3">a. Inspection, regression, unit testing</text:span></text:p>
      <text:p text:style-name="Standard"><text:span text:style-name="T3">b. Retesting, system, End user</text:span></text:p>
      <text:p text:style-name="Standard"><text:span text:style-name="T3">c. Review, inspection, Walkthrough</text:span></text:p>
      <text:p text:style-name="Standard"><text:span text:style-name="T3">d. Review, inspection, acceptance</text:span></text:p>
      <text:p text:style-name="P2"/>
      <text:p text:style-name="Standard"><text:span text:style-name="T4">Ans-- </text:span><text:span text:style-name="T3"><text:s/>Review, inspection, Walkthrough</text:span></text:p>
      <text:p text:style-name="P1"/>
      <text:p text:style-name="Standard"><text:span text:style-name="T3">19. Acceptance testing is most often focused on a validation type of testing -</text:span></text:p>
      <text:p text:style-name="Standard"><text:span text:style-name="T3">True/False</text:span></text:p>
      <text:p text:style-name="Standard"><text:span text:style-name="T3"><text:s text:c="2"/></text:span><text:span text:style-name="T4"><text:s/>Ans-- True</text:span></text:p>
      <text:p text:style-name="Standard"><text:span text:style-name="T4">Acceptance testing is the most important phase of testing. The purpose of this test is to evaluate the system’s compliance with the business requirements and assess whether it is acceptable for delivery.</text:span></text:p>
      <text:p text:style-name="Standard"><text:span text:style-name="T4">Validation Testing ensures that the product actually meets the client's needs.</text:span></text:p>
      <text:p text:style-name="Standard"><text:span text:style-name="T4">Hence acceptance testing is most often focused on a <text:s/>validation type of testing.</text:span></text:p>
      <text:p text:style-name="Standard"><text:span text:style-name="T3">20. Integration testing focuses on testing different modules all together - </text:span><text:soft-page-break/><text:span text:style-name="T3">True/False</text:span></text:p>
      <text:p text:style-name="Standard"><text:span text:style-name="T4">Ans-- True</text:span></text:p>
      <text:p text:style-name="Standard"><text:span text:style-name="T2">This is because integration testing is done to test the modules/components when integrated to verify that they work as expected.</text:span></text:p>
      <text:p text:style-name="Standard"><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3T14:49:35.164565908</dc:date>
    <meta:editing-duration>PT1H37M24S</meta:editing-duration>
    <meta:editing-cycles>1</meta:editing-cycles>
    <meta:document-statistic meta:table-count="4" meta:image-count="0" meta:object-count="0" meta:page-count="7" meta:paragraph-count="141" meta:word-count="1730" meta:character-count="10906" meta:non-whitespace-character-count="9273"/>
    <meta:generator>LibreOffice/6.0.7.3$Linux_X86_64 LibreOffice_project/00m0$Build-3</meta:generator>
  </office:meta>
</office:document-meta>
</file>